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Code Pro" svg:font-family="'Source Code Pro', Menlo, monospace"/>
  </office:font-face-decls>
  <office:automatic-styles>
    <style:style style:name="P1" style:family="paragraph" style:parent-style-name="Heading_20_3">
      <style:text-properties fo:font-weight="bold" style:font-weight-asian="bold"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Horizontal_20_Line">
      <style:text-properties officeooo:paragraph-rsid="0004f9b5"/>
    </style:style>
    <style:style style:name="P4" style:family="paragraph" style:parent-style-name="Horizontal_20_Line">
      <style:text-properties officeooo:paragraph-rsid="00057d95"/>
    </style:style>
    <style:style style:name="P5" style:family="paragraph" style:parent-style-name="Text_20_body">
      <style:text-properties officeooo:paragraph-rsid="00057d95"/>
    </style:style>
    <style:style style:name="P6" style:family="paragraph" style:parent-style-name="Horizontal_20_Line">
      <style:text-properties officeooo:paragraph-rsid="0006c760"/>
    </style:style>
    <style:style style:name="P7" style:family="paragraph" style:parent-style-name="Text_20_body">
      <style:text-properties officeooo:paragraph-rsid="0006c760"/>
    </style:style>
    <style:style style:name="P8" style:family="paragraph" style:parent-style-name="Heading_20_3">
      <style:text-properties style:font-name="Liberation Serif" fo:font-size="14pt" fo:font-weight="bold" style:font-size-asian="14pt" style:font-weight-asian="bold" style:font-size-complex="14pt" style:font-weight-complex="bold"/>
    </style:style>
    <style:style style:name="P9" style:family="paragraph" style:parent-style-name="Horizontal_20_Line">
      <style:text-properties style:font-name="Liberation Serif"/>
    </style:style>
    <style:style style:name="P10" style:family="paragraph" style:parent-style-name="Horizontal_20_Line">
      <style:text-properties style:font-name="Liberation Serif" officeooo:paragraph-rsid="0004f9b5"/>
    </style:style>
    <style:style style:name="P11" style:family="paragraph" style:parent-style-name="Horizontal_20_Line">
      <style:text-properties style:font-name="Liberation Serif" officeooo:paragraph-rsid="00057d95"/>
    </style:style>
    <style:style style:name="P12" style:family="paragraph" style:parent-style-name="Horizontal_20_Line">
      <style:text-properties style:font-name="Liberation Serif" officeooo:paragraph-rsid="0006c760"/>
    </style:style>
    <style:style style:name="P13" style:family="paragraph" style:parent-style-name="Text_20_body">
      <style:text-properties style:font-name="Liberation Serif"/>
    </style:style>
    <style:style style:name="P14" style:family="paragraph" style:parent-style-name="Text_20_body">
      <style:text-properties style:font-name="Liberation Serif" fo:font-weight="bold"/>
    </style:style>
    <style:style style:name="P15" style:family="paragraph" style:parent-style-name="Text_20_body">
      <style:text-properties style:font-name="Liberation Serif" fo:font-weight="bold" style:font-weight-asian="bold" style:font-weight-complex="bold"/>
    </style:style>
    <style:style style:name="P16" style:family="paragraph" style:parent-style-name="Text_20_body">
      <style:text-properties style:font-name="Liberation Serif" fo:font-size="14pt" fo:font-weight="bold" officeooo:paragraph-rsid="00057d95"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57d95" style:font-weight-asian="normal" style:font-weight-complex="normal"/>
    </style:style>
    <style:style style:name="T3" style:family="text">
      <style:text-properties officeooo:rsid="0004f9b5"/>
    </style:style>
    <style:style style:name="T4" style:family="text">
      <style:text-properties officeooo:rsid="00057d95"/>
    </style:style>
    <style:style style:name="T5" style:family="text">
      <style:text-properties officeooo:rsid="0006c760"/>
    </style:style>
    <style:style style:name="T6" style:family="text">
      <style:text-properties fo:font-variant="normal" fo:text-transform="none" fo:color="#d83713" loext:opacity="100%" style:font-name="Liberation Serif" fo:font-size="9pt" fo:letter-spacing="normal" fo:font-style="normal" fo:font-weight="normal"/>
    </style:style>
    <style:style style:name="T7" style:family="text">
      <style:text-properties fo:font-variant="normal" fo:text-transform="none" fo:color="#d83713" loext:opacity="100%" fo:font-size="9pt" fo:letter-spacing="normal" fo:font-style="normal"/>
    </style:style>
    <style:style style:name="T8" style:family="text">
      <style:text-properties fo:font-variant="normal" fo:text-transform="none" fo:color="#d83713" loext:opacity="100%" fo:font-size="9pt" fo:letter-spacing="normal" fo:font-style="normal" fo:font-weight="normal"/>
    </style:style>
    <style:style style:name="T9" style:family="text">
      <style:text-properties fo:font-variant="normal" fo:text-transform="none" fo:color="#d83713" loext:opacity="100%" fo:letter-spacing="normal" fo:font-style="normal"/>
    </style:style>
    <style:style style:name="T10" style:family="text">
      <style:text-properties fo:font-variant="normal" fo:text-transform="none" fo:color="#d83713" loext:opacity="100%" fo:letter-spacing="normal" fo:font-style="normal" fo:font-weight="normal"/>
    </style:style>
    <style:style style:name="T11" style:family="text">
      <style:text-properties fo:font-variant="normal" fo:text-transform="none" fo:color="#d83713" loext:opacity="100%" style:font-name="Liberation Serif" fo:font-size="9pt" fo:letter-spacing="normal" fo:font-style="normal" fo:font-weight="normal"/>
    </style:style>
    <style:style style:name="T12" style:family="text">
      <style:text-properties fo:font-variant="normal" fo:text-transform="none" fo:color="#d83713" loext:opacity="100%" style:font-name="Liberation Serif" fo:letter-spacing="normal" fo:font-style="normal" fo:font-weight="normal"/>
    </style:style>
    <style:style style:name="T13" style:family="text">
      <style:text-properties fo:font-variant="normal" fo:text-transform="none" fo:color="#d83713" loext:opacity="100%" style:font-name="Liberation Serif" fo:font-size="14pt" fo:letter-spacing="normal" fo:font-style="normal" fo:font-weight="normal" style:font-size-asian="14pt" style:font-size-complex="14pt"/>
    </style:style>
    <style:style style:name="T14" style:family="text">
      <style:text-properties style:font-weight-asian="bold" style:font-weight-complex="bold"/>
    </style:style>
    <style:style style:name="T15" style:family="text">
      <style:text-properties officeooo:rsid="000bc73d"/>
    </style:style>
    <style:style style:name="T16" style:family="text">
      <style:text-properties style:font-name="Liberation Serif"/>
    </style:style>
    <style:style style:name="T17" style:family="text">
      <style:text-properties style:font-name="Liberation Serif" officeooo:rsid="0004f9b5"/>
    </style:style>
    <style:style style:name="T18" style:family="text">
      <style:text-properties style:font-name="Liberation Serif" fo:font-weight="normal" style:font-weight-asian="normal" style:font-weight-complex="normal"/>
    </style:style>
    <style:style style:name="T19" style:family="text">
      <style:text-properties style:font-name="Liberation Serif" fo:font-weight="normal" officeooo:rsid="00057d95" style:font-weight-asian="normal" style:font-weight-complex="normal"/>
    </style:style>
    <style:style style:name="T20" style:family="text">
      <style:text-properties style:font-name="Liberation Serif" officeooo:rsid="00057d95"/>
    </style:style>
    <style:style style:name="T21" style:family="text">
      <style:text-properties style:font-name="Liberation Serif" officeooo:rsid="0006c760"/>
    </style:style>
    <style:style style:name="T22" style:family="text">
      <style:text-properties style:font-name="Liberation Serif"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3">Heritage: Thành nhà <text:span text:style-name="T15">H</text:span>ồ: heritageId: <text:span text:style-name="T9">67f3edb13834bd66e6e1c678 </text:span></text:h>
      <text:p text:style-name="P7"><text:span text:style-name="Strong_20_Emphasis"><text:span text:style-name="T16">Link tham khảo: </text:span></text:span><text:a xlink:type="simple" xlink:href="https://vinpearl.com/vi/thanh-nha-ho-di-tich-lich-su-dia-diem-du-lich-noi-tieng-bac-nhat-xu-thanh" text:style-name="Internet_20_link" text:visited-style-name="Visited_20_Internet_20_Link"><text:span text:style-name="Strong_20_Emphasis"><text:span text:style-name="T17">Thành nhà Hồ</text:span></text:span></text:a></text:p>
      <text:p text:style-name="P7"><text:span text:style-name="Strong_20_Emphasis"><text:span text:style-name="T16">Câu hỏi 1:</text:span></text:span></text:p>
      <text:p text:style-name="Text_20_body"><text:span text:style-name="Strong_20_Emphasis"><text:span text:style-name="T16">Thành nhà Hồ được xây dựng vào năm nào?</text:span></text:span></text:p>
      <text:p text:style-name="P13">A. Năm 1379<text:line-break/>B. Năm 1397<text:line-break/>C. Năm 1400<text:line-break/>D. Năm 1410</text:p>
      <text:p text:style-name="Text_20_body"><text:span text:style-name="Strong_20_Emphasis"><text:span text:style-name="T16">Đáp án đúng:</text:span></text:span><text:span text:style-name="T16"> B. Năm 1397</text:span></text:p>
      <text:p text:style-name="Text_20_body"><text:span text:style-name="Strong_20_Emphasis"><text:span text:style-name="T16">Giải thích:</text:span></text:span><text:span text:style-name="T16"><text:line-break/>Thành nhà Hồ được xây dựng vào năm 1397 dưới sự chỉ đạo của Hồ Quý Ly, với mục đích củng cố quyền lực và chuẩn bị cho việc lập nhà Hồ, thay thế nhà Trần.</text:span></text:p>
      <text:p text:style-name="P9"/>
      <text:h text:style-name="Heading_20_3" text:outline-level="3"><text:span text:style-name="Strong_20_Emphasis"><text:span text:style-name="T16">Câu hỏi 2:</text:span></text:span></text:h>
      <text:p text:style-name="Text_20_body"><text:span text:style-name="Strong_20_Emphasis"><text:span text:style-name="T16">Ai là người chỉ đạo xây dựng Thành nhà Hồ?</text:span></text:span></text:p>
      <text:p text:style-name="P13">A. Trần Nhân Tông<text:line-break/>B. Hồ Quý Ly<text:line-break/>C. Lê Lợi<text:line-break/>D. Nguyễn Huệ</text:p>
      <text:p text:style-name="Text_20_body"><text:span text:style-name="Strong_20_Emphasis"><text:span text:style-name="T16">Đáp án đúng:</text:span></text:span><text:span text:style-name="T16"> B. Hồ Quý Ly</text:span></text:p>
      <text:p text:style-name="Text_20_body"><text:span text:style-name="Strong_20_Emphasis"><text:span text:style-name="T16">Giải thích:</text:span></text:span><text:span text:style-name="T16"><text:line-break/>Hồ Quý Ly, một nhân vật có ảnh hưởng lớn cuối thời Trần, là người chỉ đạo trực tiếp việc xây dựng Thành nhà Hồ nhằm làm trung tâm chính trị và quân sự mới.</text:span></text:p>
      <text:p text:style-name="P9"/>
      <text:h text:style-name="Heading_20_3" text:outline-level="3"><text:span text:style-name="Strong_20_Emphasis"><text:span text:style-name="T16">Câu hỏi 3:</text:span></text:span></text:h>
      <text:p text:style-name="Text_20_body"><text:span text:style-name="Strong_20_Emphasis"><text:span text:style-name="T16">Thành nhà Hồ được UNESCO công nhận là Di sản Văn hóa Thế giới vào năm nào?</text:span></text:span></text:p>
      <text:p text:style-name="P13">A. Năm 2000<text:line-break/>B. Năm 2005<text:line-break/>C. Năm 2011<text:line-break/>D. Năm 2015</text:p>
      <text:p text:style-name="Text_20_body"><text:span text:style-name="Strong_20_Emphasis"><text:span text:style-name="T16">Đáp án đúng:</text:span></text:span><text:span text:style-name="T16"> C. Năm 2011</text:span></text:p>
      <text:p text:style-name="P5"><text:span text:style-name="Strong_20_Emphasis"><text:span text:style-name="T16">Giải thích:</text:span></text:span><text:span text:style-name="T16"><text:line-break/>Vào năm 2011, UNESCO đã công nhận Thành nhà Hồ là Di sản Văn hóa Thế giới nhờ giá trị kiến trúc đá độc đáo và kỹ thuật xây dựng tiêu biểu thời phong kiến Việt Nam.</text:span></text:p>
      <text:p text:style-name="P9"/>
      <text:h text:style-name="Heading_20_3" text:outline-level="3"><text:soft-page-break/><text:span text:style-name="Strong_20_Emphasis"><text:span text:style-name="T16">Câu hỏi 4:</text:span></text:span></text:h>
      <text:p text:style-name="Text_20_body"><text:span text:style-name="Strong_20_Emphasis"><text:span text:style-name="T16">Thành nhà Hồ nằm ở tỉnh nào của Việt Nam?</text:span></text:span></text:p>
      <text:p text:style-name="P13">A. Nghệ An<text:line-break/>B. Thanh Hóa<text:line-break/>C. Hà Tĩnh<text:line-break/>D. Quảng Bình</text:p>
      <text:p text:style-name="Text_20_body"><text:span text:style-name="Strong_20_Emphasis"><text:span text:style-name="T16">Đáp án đúng:</text:span></text:span><text:span text:style-name="T16"> B. Thanh Hóa</text:span></text:p>
      <text:p text:style-name="Text_20_body"><text:span text:style-name="Strong_20_Emphasis"><text:span text:style-name="T16">Giải thích:</text:span></text:span><text:span text:style-name="T16"><text:line-break/>Thành nhà Hồ tọa lạc tại huyện Vĩnh Lộc, tỉnh Thanh Hóa, thuộc vùng đất chiến lược thời xưa với vị trí địa lý thuận lợi về cả quân sự và kinh tế.</text:span></text:p>
      <text:p text:style-name="P4"><text:span text:style-name="Strong_20_Emphasis"><text:span text:style-name="T16"/></text:span></text:p>
      <text:p text:style-name="P14"><text:span text:style-name="T14">Heritage: Đền Trần và Chùa Phổ Minh: heritageId: </text:span><text:span text:style-name="T8">67f3edb13834bd66e6e1c67c</text:span></text:p>
      <text:p text:style-name="P7"><text:span text:style-name="T16">Link tham khảo</text:span><text:span text:style-name="T18">: </text:span><text:a xlink:type="simple" xlink:href="https://tienphong.vn/ngoi-chua-thap-co-gan-800-nam-tuoi-luu-giu-bao-vat-quoc-gia-post1624943.tpo" text:style-name="Internet_20_link" text:visited-style-name="Visited_20_Internet_20_Link"><text:span text:style-name="T19">Đền Trần và chùa Phổ Minh</text:span></text:a></text:p>
      <text:h text:style-name="P1" text:outline-level="3"><text:span text:style-name="Strong_20_Emphasis"><text:span text:style-name="T16">Câu hỏi 1:</text:span></text:span></text:h>
      <text:p text:style-name="Text_20_body"><text:span text:style-name="Strong_20_Emphasis"><text:span text:style-name="T16">Chùa Phổ Minh được xây dựng vào thời nào và được mở rộng vào năm nào?</text:span></text:span></text:p>
      <text:p text:style-name="P13">A. Thời Lý, mở rộng năm 1262<text:line-break/>B. Thời Trần, mở rộng năm 1305<text:line-break/>C. Thời Lê, mở rộng năm 1400<text:line-break/>D. Thời Nguyễn, mở rộng năm 1802​</text:p>
      <text:p text:style-name="Text_20_body"><text:span text:style-name="Strong_20_Emphasis"><text:span text:style-name="T16">Đáp án đúng:</text:span></text:span><text:span text:style-name="T16"> A. Thời Lý, mở rộng năm 1262​</text:span></text:p>
      <text:p text:style-name="Text_20_body"><text:span text:style-name="Strong_20_Emphasis"><text:span text:style-name="T16">Giải thích:</text:span></text:span><text:span text:style-name="T16"><text:line-break/>Chùa Phổ Minh được xây dựng từ thời Lý và đến năm 1262, dưới triều Trần, chùa được mở rộng với quy mô bề thế hơn. </text:span></text:p>
      <text:p text:style-name="P3"><text:span text:style-name="Strong_20_Emphasis"><text:span text:style-name="T16"/></text:span></text:p>
      <text:h text:style-name="Heading_20_3" text:outline-level="3"><text:span text:style-name="Strong_20_Emphasis"><text:span text:style-name="T16">Câu hỏi 2:</text:span></text:span></text:h>
      <text:p text:style-name="Text_20_body"><text:span text:style-name="Strong_20_Emphasis"><text:span text:style-name="T16">Tháp Phổ Minh được xây dựng vào năm nào và dưới triều vua nào?</text:span></text:span></text:p>
      <text:p text:style-name="P13">A. Năm 1262, dưới triều Trần Thái Tông<text:line-break/>B. Năm 1305, dưới triều Trần Anh Tông<text:line-break/>C. Năm 1400, dưới triều Hồ Quý Ly<text:line-break/>D. Năm 1802, dưới triều Gia Long​</text:p>
      <text:p text:style-name="Text_20_body"><text:span text:style-name="T16">✅ </text:span><text:span text:style-name="Strong_20_Emphasis"><text:span text:style-name="T16">Đáp án đúng:</text:span></text:span><text:span text:style-name="T16"> B. Năm 1305, dưới triều Trần Anh Tông​</text:span></text:p>
      <text:p text:style-name="P7"><text:span text:style-name="Strong_20_Emphasis"><text:span text:style-name="T16">Giải thích:</text:span></text:span><text:span text:style-name="T16"><text:line-break/>Tháp Phổ Minh được xây dựng vào năm 1305, dưới thời vua Trần Anh Tông, là công trình kiến trúc tiêu biểu của thời Trần. ​</text:span></text:p>
      <text:p text:style-name="P7"><text:span text:style-name="Strong_20_Emphasis"><text:span text:style-name="T16">Câu hỏi 3:</text:span></text:span></text:p>
      <text:p text:style-name="Text_20_body"><text:span text:style-name="Strong_20_Emphasis"><text:span text:style-name="T16">Tháp Phổ Minh có bao nhiêu tầng và chiều cao là bao nhiêu?</text:span></text:span></text:p>
      <text:p text:style-name="P13"><text:soft-page-break/>A. 12 tầng, cao 17,5 m<text:line-break/>B. 13 tầng, cao 18,2 m<text:line-break/>C. 14 tầng, cao 19,51 m<text:line-break/>D. 15 tầng, cao 20 m​</text:p>
      <text:p text:style-name="Text_20_body"><text:span text:style-name="T16">✅ </text:span><text:span text:style-name="Strong_20_Emphasis"><text:span text:style-name="T16">Đáp án đúng:</text:span></text:span><text:span text:style-name="T16"> C. 14 tầng, cao 19,51 m​</text:span></text:p>
      <text:p text:style-name="P5"><text:span text:style-name="Strong_20_Emphasis"><text:span text:style-name="T16">Giải thích:</text:span></text:span><text:span text:style-name="T16"><text:line-break/>Tháp Phổ Minh cao 19,51 m, gồm 14 tầng, là tháp gạch lớn nhất, cổ nhất và còn nguyên vẹn nhất ở Việt Nam.</text:span></text:p>
      <text:p text:style-name="P9"/>
      <text:h text:style-name="Heading_20_3" text:outline-level="3"><text:span text:style-name="Strong_20_Emphasis"><text:span text:style-name="T16">Câu hỏi 4:</text:span></text:span></text:h>
      <text:p text:style-name="Text_20_body"><text:span text:style-name="Strong_20_Emphasis"><text:span text:style-name="T16">Chùa Phổ Minh thờ tượng của những ai?</text:span></text:span></text:p>
      <text:p text:style-name="P13">A. Tam tổ Trúc Lâm: Trần Nhân Tông, Pháp Loa, Huyền Quang<text:line-break/>B. Tam tổ Lâm Tế: Linh Hựu, Huệ Năng, Tổ Đạt Ma<text:line-break/>C. Tam tổ Thiền Tông: Bồ Đề Đạt Ma, Huệ Khả, Tăng Xán<text:line-break/>D. Tam tổ Tịnh Độ: Thiện Đạo, Thế Thân, Pháp Nhiên​</text:p>
      <text:p text:style-name="Text_20_body"><text:span text:style-name="T16">✅ </text:span><text:span text:style-name="Strong_20_Emphasis"><text:span text:style-name="T16">Đáp án đúng:</text:span></text:span><text:span text:style-name="T16"> A. Tam tổ Trúc Lâm: Trần Nhân Tông, Pháp Loa, Huyền Quang​</text:span></text:p>
      <text:p text:style-name="Text_20_body"><text:span text:style-name="Strong_20_Emphasis"><text:span text:style-name="T16">Giải thích:</text:span></text:span><text:span text:style-name="T16"><text:line-break/>Chùa Phổ Minh thờ tượng Trúc Lâm Tam Tổ: Trần Nhân Tông, Pháp Loa và Huyền Quang, những vị tổ sáng lập Thiền phái Trúc Lâm Yên Tử. ​</text:span></text:p>
      <text:p text:style-name="P11"/>
      <text:h text:style-name="Heading_20_3" text:outline-level="3"><text:span text:style-name="Strong_20_Emphasis"><text:span text:style-name="T16">Câu hỏi 5:</text:span></text:span></text:h>
      <text:p text:style-name="Text_20_body"><text:span text:style-name="Strong_20_Emphasis"><text:span text:style-name="T16">Tháp Phổ Minh được công nhận là Di tích quốc gia đặc biệt vào năm nào?</text:span></text:span></text:p>
      <text:p text:style-name="P13">A. Năm 2005<text:line-break/>B. Năm 2010<text:line-break/>C. Năm 2012<text:line-break/>D. Năm 2015​</text:p>
      <text:p text:style-name="Text_20_body"><text:span text:style-name="T16">✅ </text:span><text:span text:style-name="Strong_20_Emphasis"><text:span text:style-name="T16">Đáp án đúng:</text:span></text:span><text:span text:style-name="T16"> C. Năm 2012​</text:span></text:p>
      <text:p text:style-name="Text_20_body"><text:span text:style-name="Strong_20_Emphasis"><text:span text:style-name="T16">Giải thích:</text:span></text:span><text:span text:style-name="T16"><text:line-break/>Năm 2012, Thủ tướng Chính phủ đã quyết định xếp hạng Di tích lịch sử và kiến trúc nghệ thuật Đền Trần và chùa Phổ Minh là Di tích quốc gia đặc biệt.</text:span></text:p>
      <text:p text:style-name="P11"/>
      <text:h text:style-name="Heading_20_3" text:outline-level="3"><text:span text:style-name="Strong_20_Emphasis"><text:span text:style-name="T16">Câu hỏi 6:</text:span></text:span></text:h>
      <text:p text:style-name="Text_20_body"><text:span text:style-name="Strong_20_Emphasis"><text:span text:style-name="T16">Hình ảnh tháp Phổ Minh được in trên tờ tiền mệnh giá nào của Việt Nam?</text:span></text:span></text:p>
      <text:p text:style-name="P13">A. 100 đồng<text:line-break/>B. 200 đồng<text:line-break/>C. 500 đồng<text:line-break/>D. 1.000 đồng​</text:p>
      <text:p text:style-name="Text_20_body"><text:soft-page-break/><text:span text:style-name="T16">✅ </text:span><text:span text:style-name="Strong_20_Emphasis"><text:span text:style-name="T16">Đáp án đúng:</text:span></text:span><text:span text:style-name="T16"> A. 100 đồng​</text:span></text:p>
      <text:p text:style-name="Text_20_body"><text:span text:style-name="Strong_20_Emphasis"><text:span text:style-name="T16">Giải thích:</text:span></text:span><text:span text:style-name="T16"><text:line-break/>Hình ảnh ngôi tháp Phổ Minh được in trên tờ tiền mệnh giá 100 đồng của Việt Nam. </text:span></text:p>
      <text:p text:style-name="P4"><text:span text:style-name="Strong_20_Emphasis"><text:span text:style-name="T16"/></text:span></text:p>
      <text:p text:style-name="P16">Heritage: Đền Phù Đổng: heritageId: <text:span text:style-name="T9">67f3edb13834bd66e6e1c67e</text:span></text:p>
      <text:p text:style-name="P7"><text:span text:style-name="Strong_20_Emphasis"><text:span text:style-name="T16">Link tham khảo:</text:span></text:span><text:span text:style-name="T16"> </text:span><text:a xlink:type="simple" xlink:href="https://visitgialam.com/vi/place/details/den-phu-dong-1" office:target-frame-name="_new" xlink:show="replace" text:style-name="Internet_20_link" text:visited-style-name="Visited_20_Internet_20_Link"><text:span text:style-name="T16">visitgialam.com - Đền Phù Đổng</text:span></text:a></text:p>
      <text:p text:style-name="P2"><text:span text:style-name="Strong_20_Emphasis"><text:span text:style-name="T16">Câu 1:</text:span></text:span><text:span text:style-name="T16"><text:line-break/>Thánh Gióng được tôn vinh với danh hiệu nào trong tín ngưỡng dân gian Việt Nam?<text:line-break/>A. Nam Hải Đại Vương<text:line-break/>B. Phù Đổng Thiên Vương<text:line-break/>C. Bạch Mã Thần Vương<text:line-break/>D. Long Vương</text:span></text:p>
      <text:p text:style-name="Text_20_body"><text:span text:style-name="Strong_20_Emphasis"><text:span text:style-name="T16">Đáp án đúng:</text:span></text:span><text:span text:style-name="T16"> B. Phù Đổng Thiên Vương</text:span></text:p>
      <text:p text:style-name="Text_20_body"><text:span text:style-name="Strong_20_Emphasis"><text:span text:style-name="T16">Giải thích:</text:span></text:span><text:span text:style-name="T16"><text:line-break/>Thánh Gióng, vị anh hùng dân gian nổi tiếng, được tôn vinh là Phù Đổng Thiên Vương – một trong "Tứ bất tử" trong tín ngưỡng dân gian Việt Nam.</text:span></text:p>
      <text:p text:style-name="P9"/>
      <text:p text:style-name="Text_20_body"><text:span text:style-name="Strong_20_Emphasis"><text:span text:style-name="T16">Câu 2:</text:span></text:span><text:span text:style-name="T16"><text:line-break/>Đền Thượng, ngôi đền chính trong quần thể Đền Phù Đổng, quay về hướng nào?<text:line-break/>A. Đông<text:line-break/>B. Bắc<text:line-break/>C. Nam<text:line-break/>D. Tây</text:span></text:p>
      <text:p text:style-name="Text_20_body"><text:span text:style-name="Strong_20_Emphasis"><text:span text:style-name="T16">Đáp án đúng:</text:span></text:span><text:span text:style-name="T16"> C. Nam</text:span></text:p>
      <text:p text:style-name="Text_20_body"><text:span text:style-name="Strong_20_Emphasis"><text:span text:style-name="T16">Giải thích:</text:span></text:span><text:span text:style-name="T16"><text:line-break/>Đền Thượng – nơi thờ chính Thánh Gióng – được xây dựng quay mặt về hướng Nam, trông ra đê sông Đuống.</text:span></text:p>
      <text:p text:style-name="P9"/>
      <text:p text:style-name="Text_20_body"><text:span text:style-name="Strong_20_Emphasis"><text:span text:style-name="T16">Câu 3:</text:span></text:span><text:span text:style-name="T16"><text:line-break/>Theo truyền thuyết, mẹ Thánh Gióng đã mang thai sau khi làm gì?<text:line-break/>A. Uống nước suối thiêng<text:line-break/>B. Ăn quả thần<text:line-break/>C. Ướm chân vào vết chân khổng lồ<text:line-break/>D. Nghe tiếng gọi từ trời</text:span></text:p>
      <text:p text:style-name="Text_20_body"><text:span text:style-name="Strong_20_Emphasis"><text:span text:style-name="T16">Đáp án đúng:</text:span></text:span><text:span text:style-name="T16"> C. Ướm chân vào vết chân khổng lồ</text:span></text:p>
      <text:p text:style-name="Text_20_body"><text:span text:style-name="Strong_20_Emphasis"><text:span text:style-name="T16">Giải thích:</text:span></text:span><text:span text:style-name="T16"><text:line-break/>Tương truyền, mẹ Gióng đã ướm chân vào dấu chân khổng lồ ngoài vườn rau, rồi mang thai và sinh ra Thánh Gióng.</text:span></text:p>
      <text:p text:style-name="P9"/>
      <text:p text:style-name="Text_20_body"><text:soft-page-break/><text:span text:style-name="Strong_20_Emphasis"><text:span text:style-name="T16">Câu 4:</text:span></text:span><text:span text:style-name="T16"><text:line-break/>Hội Gióng được UNESCO công nhận là Di sản văn hóa phi vật thể vào thời gian nào trong năm (theo âm lịch)?<text:line-break/>A. Mùng 7 - 9 tháng Giêng<text:line-break/>B. Mùng 7 - 9 tháng Tư<text:line-break/>C. Rằm tháng Bảy<text:line-break/>D. Mùng 10 tháng Ba</text:span></text:p>
      <text:p text:style-name="Text_20_body"><text:span text:style-name="Strong_20_Emphasis"><text:span text:style-name="T16">Đáp án đúng:</text:span></text:span><text:span text:style-name="T16"> B. Mùng 7 - 9 tháng Tư</text:span></text:p>
      <text:p text:style-name="Text_20_body"><text:span text:style-name="Strong_20_Emphasis"><text:span text:style-name="T16">Giải thích:</text:span></text:span><text:span text:style-name="T16"><text:line-break/>Hội Gióng, diễn ra từ mùng 7 đến mùng 9 tháng Tư âm lịch, đã được UNESCO công nhận là Di sản văn hóa phi vật thể đại diện của nhân loại.</text:span></text:p>
      <text:p text:style-name="P9"/>
      <text:p text:style-name="Text_20_body"><text:span text:style-name="Strong_20_Emphasis"><text:span text:style-name="T16">Câu 5:</text:span></text:span><text:span text:style-name="T16"><text:line-break/>Cố viên trong khu di tích Đền Phù Đổng còn được gọi bằng tên nào khác?<text:line-break/>A. Vườn cau<text:line-break/>B. Vườn cà<text:line-break/>C. Vườn sen<text:line-break/>D. Vườn lúa</text:span></text:p>
      <text:p text:style-name="Text_20_body"><text:span text:style-name="Strong_20_Emphasis"><text:span text:style-name="T16">Đáp án đúng:</text:span></text:span><text:span text:style-name="T16"> B. Vườn cà</text:span></text:p>
      <text:p text:style-name="Text_20_body"><text:span text:style-name="Strong_20_Emphasis"><text:span text:style-name="T16">Giải thích:</text:span></text:span><text:span text:style-name="T16"><text:line-break/>Cố viên – nơi liên quan đến truyền thuyết mẹ Gióng – còn được gọi là vườn cà hoặc vườn rau, nằm gần đền Hạ.</text:span></text:p>
      <text:p text:style-name="P9"/>
      <text:p text:style-name="Text_20_body"><text:span text:style-name="Strong_20_Emphasis"><text:span text:style-name="T16">Câu 6:</text:span></text:span><text:span text:style-name="T16"><text:line-break/>Trong Hội Gióng, nét đặc sắc nhất là hoạt động nào?<text:line-break/>A. Thi hát chèo<text:line-break/>B. Diễn xướng bản anh hùng ca mô phỏng trận chiến với giặc Ân<text:line-break/>C. Diễu hành kiệu hoa<text:line-break/>D. Trình diễn nhạc cụ dân tộc</text:span></text:p>
      <text:p text:style-name="Text_20_body"><text:span text:style-name="Strong_20_Emphasis"><text:span text:style-name="T16">Đáp án đúng:</text:span></text:span><text:span text:style-name="T16"> B. Diễn xướng bản anh hùng ca mô phỏng trận chiến với giặc Ân</text:span></text:p>
      <text:p text:style-name="Text_20_body"><text:span text:style-name="Strong_20_Emphasis"><text:span text:style-name="T16">Giải thích:</text:span></text:span><text:span text:style-name="T16"><text:line-break/>Nét độc đáo nhất trong Hội Gióng là diễn xướng trận chiến giữa đội quân Thánh Gióng và giặc Ân, tái hiện tinh thần chống ngoại xâm.</text:span></text:p>
      <text:p text:style-name="P9"/>
      <text:p text:style-name="P7"><text:span text:style-name="Strong_20_Emphasis"><text:span text:style-name="T22">Heritage: Hồ Hoàn Kiếm và Đền Ngọc Sơn: heritageId: </text:span></text:span><text:span text:style-name="Strong_20_Emphasis"><text:span text:style-name="T13">67f3edb13834bd66e6e1c67f</text:span></text:span></text:p>
      <text:p text:style-name="P7"><text:span text:style-name="Strong_20_Emphasis"><text:span text:style-name="T16">Link tham khảo: </text:span></text:span><text:a xlink:type="simple" xlink:href="https://dsvh.gov.vn/di-tich-lich-su-va-danh-lam-thang-canh-ho-hoan-kiem-va-den-ngoc-son-2978" text:style-name="Internet_20_link" text:visited-style-name="Visited_20_Internet_20_Link"><text:span text:style-name="Strong_20_Emphasis"><text:span text:style-name="T20">Hồ Hoàn Kiếm và đền Ngọc Sơn</text:span></text:span></text:a></text:p>
      <text:p text:style-name="Text_20_body"><text:span text:style-name="Strong_20_Emphasis"><text:span text:style-name="T16">Câu 1:</text:span></text:span><text:span text:style-name="T16"><text:line-break/>Truyền thuyết Hồ Hoàn Kiếm gắn liền với nhân vật lịch sử nào?<text:line-break/></text:span><text:soft-page-break/><text:span text:style-name="T16">A. Trần Hưng Đạo<text:line-break/>B. Lê Thái Tổ (Lê Lợi)<text:line-break/>C. Nguyễn Trãi<text:line-break/>D. Quang Trung<text:line-break/></text:span><text:span text:style-name="Strong_20_Emphasis"><text:span text:style-name="T16">Đáp án đúng:</text:span></text:span><text:span text:style-name="T16"> B. Lê Thái Tổ (Lê Lợi)<text:line-break/></text:span><text:span text:style-name="Strong_20_Emphasis"><text:span text:style-name="T16">Giải thích:</text:span></text:span><text:span text:style-name="T16"><text:line-break/>Truyền thuyết kể rằng vua Lê Thái Tổ được Rùa thần đòi lại gươm báu tại hồ, từ đó hồ có tên gọi là Hồ Hoàn Kiếm.</text:span></text:p>
      <text:p text:style-name="P9"/>
      <text:p text:style-name="P5"><text:span text:style-name="Strong_20_Emphasis"><text:span text:style-name="T16">Câu 2:</text:span></text:span><text:span text:style-name="T16"><text:line-break/>Đền Ngọc Sơn thờ ai là nhân vật lịch sử tiêu biểu của dân tộc?<text:line-break/>A. Lý Thường Kiệt<text:line-break/>B. Hưng Đạo Đại Vương Trần Quốc Tuấn<text:line-break/>C. Phùng Hưng<text:line-break/>D. Hai Bà Trưng<text:line-break/></text:span><text:span text:style-name="Strong_20_Emphasis"><text:span text:style-name="T16">Đáp án đúng:</text:span></text:span><text:span text:style-name="T16"> B. Hưng Đạo Đại Vương Trần Quốc Tuấn<text:line-break/></text:span><text:span text:style-name="Strong_20_Emphasis"><text:span text:style-name="T16">Giải thích:</text:span></text:span><text:span text:style-name="T16"><text:line-break/>Đền Ngọc Sơn thờ Hưng Đạo Đại Vương Trần Quốc Tuấn - danh tướng có công lớn trong sự nghiệp chống quân Nguyên - Mông.</text:span></text:p>
      <text:p text:style-name="P9"/>
      <text:p text:style-name="P5"><text:span text:style-name="Strong_20_Emphasis"><text:span text:style-name="T16">Câu 3:</text:span></text:span><text:span text:style-name="T16"><text:line-break/>Cầu Thê Húc dẫn vào Đền Ngọc Sơn có màu sắc đặc trưng nào?<text:line-break/>A. Xanh lam<text:line-break/>B. Đỏ son<text:line-break/>C. Vàng nghệ<text:line-break/>D. Trắng ngà<text:line-break/></text:span><text:span text:style-name="Strong_20_Emphasis"><text:span text:style-name="T16">Đáp án đúng:</text:span></text:span><text:span text:style-name="T16"> B. Đỏ son<text:line-break/></text:span><text:span text:style-name="Strong_20_Emphasis"><text:span text:style-name="T16">Giải thích:</text:span></text:span><text:span text:style-name="T16"><text:line-break/>Cầu Thê Húc nổi bật với màu đỏ son rực rỡ, tượng trưng cho sự may mắn và trường tồn.</text:span></text:p>
      <text:p text:style-name="P9"/>
      <text:p text:style-name="P5"><text:span text:style-name="Strong_20_Emphasis"><text:span text:style-name="T16">Câu 4:</text:span></text:span><text:span text:style-name="T16"><text:line-break/>Kiến trúc Đền Ngọc Sơn là sự kết hợp của những phong cách nào?<text:line-break/>A. Ấn Độ và Trung Hoa<text:line-break/>B. Pháp và Việt Nam<text:line-break/>C. Việt Nam, Trung Hoa và Tây phương<text:line-break/>D. Chỉ Việt Nam cổ<text:line-break/></text:span><text:span text:style-name="Strong_20_Emphasis"><text:span text:style-name="T16">Đáp án đúng:</text:span></text:span><text:span text:style-name="T16"> C. Việt Nam, Trung Hoa và Tây phương<text:line-break/></text:span><text:span text:style-name="Strong_20_Emphasis"><text:span text:style-name="T16">Giải thích:</text:span></text:span><text:span text:style-name="T16"><text:line-break/>Kiến trúc Đền Ngọc Sơn kết hợp hài hòa nhiều yếu tố từ văn hóa Việt Nam, Trung Hoa và phong cách Tây phương, tạo nên vẻ đẹp độc đáo.</text:span></text:p>
      <text:p text:style-name="P9"/>
      <text:p text:style-name="P5"><text:soft-page-break/><text:span text:style-name="Strong_20_Emphasis"><text:span text:style-name="T16">Câu 5:</text:span></text:span><text:span text:style-name="T16"><text:line-break/>Đền Ngọc Sơn được xây dựng trên hòn đảo nhỏ nằm ở vị trí nào trên hồ Hoàn Kiếm?<text:line-break/>A. Ở giữa hồ<text:line-break/>B. Ở bờ Bắc hồ<text:line-break/>C. Ở bờ Tây hồ<text:line-break/>D. Ở bờ Đông hồ<text:line-break/></text:span><text:span text:style-name="Strong_20_Emphasis"><text:span text:style-name="T16">Đáp án đúng:</text:span></text:span><text:span text:style-name="T16"> B. Ở bờ Bắc hồ<text:line-break/></text:span><text:span text:style-name="Strong_20_Emphasis"><text:span text:style-name="T16">Giải thích:</text:span></text:span><text:span text:style-name="T16"><text:line-break/>Đền Ngọc Sơn tọa lạc trên một hòn đảo nhỏ gần bờ Bắc hồ Hoàn Kiếm và nối với đất liền qua Cầu Thê Húc.</text:span></text:p>
      <text:p text:style-name="P9"/>
      <text:p text:style-name="P5"><text:span text:style-name="Strong_20_Emphasis"><text:span text:style-name="T16">Câu 6:</text:span></text:span><text:span text:style-name="T16"><text:line-break/>Tên gọi "Ngọc Sơn" của đền mang ý nghĩa gì?<text:line-break/>A. Đền thần bảo vệ núi thiêng<text:line-break/>B. Đền trên núi ngọc<text:line-break/>C. Đền bảo vệ kho báu<text:line-break/>D. Đền bên hồ linh thiêng<text:line-break/></text:span><text:span text:style-name="Strong_20_Emphasis"><text:span text:style-name="T16">Đáp án đúng:</text:span></text:span><text:span text:style-name="T16"> B. Đền trên núi ngọc<text:line-break/></text:span><text:span text:style-name="Strong_20_Emphasis"><text:span text:style-name="T16">Giải thích:</text:span></text:span><text:span text:style-name="T16"><text:line-break/>"Ngọc Sơn" nghĩa là "Núi Ngọc", dù đền nằm trên đảo, tên gọi thể hiện sự tôn kính và thiêng liêng, ví nơi đây như một núi ngọc giữa hồ.</text:span></text:p>
      <text:p text:style-name="P6"><text:span text:style-name="Strong_20_Emphasis"><text:span text:style-name="T16"/></text:span></text:p>
      <text:p text:style-name="P5"><text:span text:style-name="Strong_20_Emphasis"><text:span text:style-name="T22">Heritage: Chùa Vĩnh Nghiêm: heritageId: </text:span></text:span><text:span text:style-name="Strong_20_Emphasis"><text:span text:style-name="T13">67f3edb13834bd66e6e1c681</text:span></text:span></text:p>
      <text:p text:style-name="P7"><text:span text:style-name="Strong_20_Emphasis"><text:span text:style-name="T16">Link tham khảo: </text:span></text:span><text:a xlink:type="simple" xlink:href="https://bacgiang.gov.vn/chi-tiet-tin-tuc/-/asset_publisher/St1DaeZNsp94/content/chua-vinh-nghiem-bac-giang" text:style-name="Internet_20_link" text:visited-style-name="Visited_20_Internet_20_Link"><text:span text:style-name="Strong_20_Emphasis"><text:span text:style-name="T21">Chùa Vĩnh Nghiêm</text:span></text:span></text:a></text:p>
      <text:p text:style-name="P7"><text:span text:style-name="Strong_20_Emphasis"><text:span text:style-name="T16">Câu 1:</text:span></text:span><text:span text:style-name="T16"><text:line-break/>Chùa Vĩnh Nghiêm được xây dựng ban đầu vào thời kỳ nào?<text:line-break/>A. Thời Lê<text:line-break/>B. Thời Lý<text:line-break/>C. Thời Trần<text:line-break/>D. Thời Nguyễn<text:line-break/></text:span><text:span text:style-name="Strong_20_Emphasis"><text:span text:style-name="T16">Đáp án đúng:</text:span></text:span><text:span text:style-name="T16"> B. Thời Lý<text:line-break/></text:span><text:span text:style-name="Strong_20_Emphasis"><text:span text:style-name="T16">Giải thích:</text:span></text:span><text:span text:style-name="T16"><text:line-break/>Chùa Vĩnh Nghiêm được xây dựng từ thời nhà Lý và sau đó được Phật hoàng Trần Nhân Tông tu bổ và phát triển thành trung tâm Phật giáo của Thiền phái Trúc Lâm.</text:span></text:p>
      <text:p text:style-name="P9"/>
      <text:p text:style-name="P7"><text:span text:style-name="Strong_20_Emphasis"><text:span text:style-name="T16">Câu 2:</text:span></text:span><text:span text:style-name="T16"><text:line-break/>Chùa Vĩnh Nghiêm còn có tên gọi khác là gì?<text:line-break/>A. Chùa Đức La<text:line-break/>B. Chùa Yên Tử<text:line-break/>C. Chùa Bái Đính<text:line-break/>D. Chùa Một Cột<text:line-break/></text:span><text:span text:style-name="Strong_20_Emphasis"><text:span text:style-name="T16">Đáp án đúng:</text:span></text:span><text:span text:style-name="T16"> A. Chùa Đức La<text:line-break/></text:span><text:soft-page-break/><text:span text:style-name="Strong_20_Emphasis"><text:span text:style-name="T16">Giải thích:</text:span></text:span><text:span text:style-name="T16"><text:line-break/>Chùa Vĩnh Nghiêm còn được gọi là chùa Đức La, nằm tại thôn Quốc Khánh, xã Trí Yên, huyện Yên Dũng, tỉnh Bắc Giang.</text:span></text:p>
      <text:p text:style-name="P9"/>
      <text:p text:style-name="P7"><text:span text:style-name="Strong_20_Emphasis"><text:span text:style-name="T16">Câu 3:</text:span></text:span><text:span text:style-name="T16"><text:line-break/>Chùa Vĩnh Nghiêm gắn liền với dòng thiền nào của Phật giáo Việt Nam?<text:line-break/>A. Thiền phái Lâm Tế<text:line-break/>B. Thiền phái Tào Động<text:line-break/>C. Thiền phái Trúc Lâm<text:line-break/>D. Thiền phái Mật Tông<text:line-break/></text:span><text:span text:style-name="Strong_20_Emphasis"><text:span text:style-name="T16">Đáp án đúng:</text:span></text:span><text:span text:style-name="T16"> C. Thiền phái Trúc Lâm<text:line-break/></text:span><text:span text:style-name="Strong_20_Emphasis"><text:span text:style-name="T16">Giải thích:</text:span></text:span><text:span text:style-name="T16"><text:line-break/>Chùa Vĩnh Nghiêm là trung tâm Phật giáo lớn của Thiền phái Trúc Lâm, dòng thiền do Phật hoàng Trần Nhân Tông sáng lập.</text:span></text:p>
      <text:p text:style-name="P9"/>
      <text:p text:style-name="P7"><text:span text:style-name="Strong_20_Emphasis"><text:span text:style-name="T16">Câu 4:</text:span></text:span><text:span text:style-name="T16"><text:line-break/>Chùa Vĩnh Nghiêm có vị trí đặc biệt khi nằm gần hợp lưu của hai con sông nào?<text:line-break/>A. Sông Hồng và sông Đuống<text:line-break/>B. Sông Thương và sông Lục Nam<text:line-break/>C. Sông Lam và sông La<text:line-break/>D. Sông Cầu và sông Thương<text:line-break/></text:span><text:span text:style-name="Strong_20_Emphasis"><text:span text:style-name="T16">Đáp án đúng:</text:span></text:span><text:span text:style-name="T16"> B. Sông Thương và sông Lục Nam<text:line-break/></text:span><text:span text:style-name="Strong_20_Emphasis"><text:span text:style-name="T16">Giải thích:</text:span></text:span><text:span text:style-name="T16"><text:line-break/>Chùa Vĩnh Nghiêm tọa lạc tại nơi hợp lưu của sông Thương và sông Lục Nam, tạo nên phong cảnh sông nước hữu tình, thơ mộng.</text:span></text:p>
      <text:p text:style-name="P7"><text:span text:style-name="Strong_20_Emphasis"><text:span text:style-name="T16">Câu 5:</text:span></text:span><text:span text:style-name="T16"><text:line-break/>Theo tấm bia dựng năm Hoàng Định thứ 7 (1606), chùa Vĩnh Nghiêm được ví như hình gì?<text:line-break/>A. Chiếc chiếu<text:line-break/>B. Cái nong<text:line-break/>C. Tấm thảm<text:line-break/>D. Bức rèm<text:line-break/></text:span><text:span text:style-name="Strong_20_Emphasis"><text:span text:style-name="T16">Đáp án đúng:</text:span></text:span><text:span text:style-name="T16"> B. Cái nong<text:line-break/></text:span><text:span text:style-name="Strong_20_Emphasis"><text:span text:style-name="T16">Giải thích:</text:span></text:span><text:span text:style-name="T16"><text:line-break/>Bia cổ ghi rằng núi non bao quanh chùa thành hình cái nong – hình ảnh ví von sinh động về cảnh quan nơi đây.</text:span></text:p>
      <text:p text:style-name="P9"/>
      <text:p text:style-name="Text_20_body"><text:span text:style-name="Strong_20_Emphasis"><text:span text:style-name="T16">Câu 6:</text:span></text:span><text:span text:style-name="T16"><text:line-break/>Chùa Vĩnh Nghiêm được xếp hạng di tích gì của Việt Nam?<text:line-break/>A. Di tích cấp quốc tế<text:line-break/>B. Di tích quốc gia đặc biệt<text:line-break/>C. Di tích lịch sử văn hóa cấp quốc gia<text:line-break/>D. Di tích cấp thành phố<text:line-break/></text:span><text:span text:style-name="Strong_20_Emphasis"><text:span text:style-name="T16">Đáp án đúng:</text:span></text:span><text:span text:style-name="T16"> C. Di tích lịch sử văn hóa cấp quốc gia<text:line-break/></text:span><text:soft-page-break/><text:span text:style-name="Strong_20_Emphasis"><text:span text:style-name="T16">Giải thích:</text:span></text:span><text:span text:style-name="T16"><text:line-break/>Chùa Vĩnh Nghiêm đã được công nhận là Di tích lịch sử văn hóa cấp quốc gia và là di sản văn hóa phi vật thể quốc gia.</text:span></text:p>
      <text:p text:style-name="P12"/>
      <text:p text:style-name="P7"><text:span text:style-name="Strong_20_Emphasis"><text:span text:style-name="T16"/></text:span></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Code Pro" svg:font-family="'Source Code Pro', Menl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7T13:16:18.661125391</meta:creation-date>
    <dc:date>2025-04-27T16:27:14.115121436</dc:date>
    <meta:editing-duration>PT1H12M37S</meta:editing-duration>
    <meta:editing-cycles>7</meta:editing-cycles>
    <meta:generator>LibreOffice/24.2.7.2$Linux_X86_64 LibreOffice_project/420$Build-2</meta:generator>
    <meta:document-statistic meta:table-count="0" meta:image-count="0" meta:object-count="0" meta:page-count="9" meta:paragraph-count="90" meta:word-count="2150" meta:character-count="9607" meta:non-whitespace-character-count="7522"/>
  </office:meta>
</office:document-meta>
</file>